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Roboto Mono" svg:font-family="'Roboto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7ffa3"/>
    </style:style>
    <style:style style:name="P2" style:family="paragraph" style:parent-style-name="Preformatted_20_Text">
      <style:text-properties officeooo:paragraph-rsid="00192487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01a926e"/>
    </style:style>
    <style:style style:name="P5" style:family="paragraph" style:parent-style-name="Standard">
      <style:text-properties style:font-name="Liberation Mono"/>
    </style:style>
    <style:style style:name="P6" style:family="paragraph" style:parent-style-name="Standard">
      <style:text-properties style:font-name="Liberation Mono" fo:font-size="10pt" style:font-size-asian="10pt" style:font-size-complex="10pt"/>
    </style:style>
    <style:style style:name="P7" style:family="paragraph" style:parent-style-name="Standard">
      <style:text-properties style:font-name="Liberation Mono" fo:font-size="10pt" officeooo:paragraph-rsid="001a926e" style:font-size-asian="10pt" style:font-size-complex="10pt"/>
    </style:style>
    <style:style style:name="P8" style:family="paragraph" style:parent-style-name="Standard">
      <style:text-properties style:font-name="Liberation Mono" fo:font-size="10pt" officeooo:paragraph-rsid="001d8a0b" style:font-size-asian="10pt" style:font-size-complex="10pt"/>
    </style:style>
    <style:style style:name="P9" style:family="paragraph" style:parent-style-name="Standard">
      <style:text-properties officeooo:paragraph-rsid="001d8a0b"/>
    </style:style>
    <style:style style:name="T1" style:family="text">
      <style:text-properties officeooo:rsid="0017ffa3"/>
    </style:style>
    <style:style style:name="T2" style:family="text">
      <style:text-properties officeooo:rsid="0018ab31"/>
    </style:style>
    <style:style style:name="T3" style:family="text">
      <style:text-properties officeooo:rsid="0018d6fe"/>
    </style:style>
    <style:style style:name="T4" style:family="text">
      <style:text-properties fo:font-variant="normal" fo:text-transform="none" style:text-line-through-style="none" style:text-line-through-type="none" style:font-name="Roboto Mono" fo:font-size="15pt" fo:letter-spacing="normal" fo:font-style="normal" style:text-underline-style="none" fo:font-weight="normal" style:text-blinking="false" fo:background-color="#0a0a23" loext:char-shading-value="0" loext:padding="0cm" loext:border="none"/>
    </style:style>
    <style:style style:name="T5" style:family="text">
      <style:text-properties fo:font-variant="normal" fo:text-transform="none" style:text-line-through-style="none" style:text-line-through-type="none" style:font-name="Roboto Mono" fo:font-size="15pt" fo:letter-spacing="normal" fo:font-style="normal" style:text-underline-style="none" fo:font-weight="normal" officeooo:rsid="001f808d" style:text-blinking="false" fo:background-color="#0a0a23" loext:char-shading-value="0" style:font-size-asian="10pt" style:font-size-complex="10pt" loext:padding="0cm" loext:border="none"/>
    </style:style>
    <style:style style:name="T6" style:family="text">
      <style:text-properties fo:font-variant="normal" fo:text-transform="none" style:text-line-through-style="none" style:text-line-through-type="none" style:font-name="Roboto Mono" fo:font-size="15pt" fo:letter-spacing="normal" fo:font-style="normal" style:text-underline-style="none" fo:font-weight="normal" officeooo:rsid="001d8a0b" style:text-blinking="false" style:font-size-asian="10pt" style:font-size-complex="10pt" loext:padding="0cm" loext:border="none"/>
    </style:style>
    <style:style style:name="T7" style:family="text">
      <style:text-properties style:text-line-through-style="none" style:text-line-through-type="none" style:font-name="Liberation Mono" fo:font-size="10pt" style:text-underline-style="none" officeooo:rsid="001a926e" style:text-blinking="false" fo:background-color="transparent" loext:char-shading-value="0" style:font-size-asian="10pt" style:font-size-complex="10pt" loext:padding="0cm" loext:border="none"/>
    </style:style>
    <style:style style:name="T8" style:family="text">
      <style:text-properties style:text-line-through-style="none" style:text-line-through-type="none" style:font-name="Liberation Mono" fo:font-size="10pt" style:text-underline-style="none" style:text-blinking="false" fo:background-color="transparent" loext:char-shading-value="0" style:font-size-asian="10pt" style:font-size-complex="10pt" loext:padding="0cm" loext:border="none"/>
    </style:style>
    <style:style style:name="T9" style:family="text">
      <style:text-properties officeooo:rsid="00192487"/>
    </style:style>
    <style:style style:name="T10" style:family="text">
      <style:text-properties officeooo:rsid="001983ee"/>
    </style:style>
    <style:style style:name="T11" style:family="text">
      <style:text-properties officeooo:rsid="001a926e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style:text-underline-style="none" style:font-size-asian="8.75pt" style:font-size-complex="10pt"/>
    </style:style>
    <style:style style:name="T14" style:family="text">
      <style:text-properties style:font-name="Liberation Mono"/>
    </style:style>
    <style:style style:name="T15" style:family="text">
      <style:text-properties style:font-name="Liberation Mono" fo:font-size="10pt" style:font-size-asian="10pt" style:font-size-complex="10pt"/>
    </style:style>
    <style:style style:name="T16" style:family="text">
      <style:text-properties style:font-name="Liberation Mono" fo:font-size="10pt" officeooo:rsid="001a926e" style:font-size-asian="10pt" style:font-size-complex="10pt"/>
    </style:style>
    <style:style style:name="T17" style:family="text">
      <style:text-properties style:font-name="Liberation Mono" fo:font-size="10pt" officeooo:rsid="001ac583" style:font-size-asian="10pt" style:font-size-complex="10pt"/>
    </style:style>
    <style:style style:name="T18" style:family="text">
      <style:text-properties style:font-name="Liberation Mono" fo:font-size="10pt" officeooo:rsid="001bf624" style:font-size-asian="10pt" style:font-size-complex="10pt"/>
    </style:style>
    <style:style style:name="T19" style:family="text">
      <style:text-properties style:font-name="Liberation Mono" fo:font-size="10pt" officeooo:rsid="001d1793" style:font-size-asian="10pt" style:font-size-complex="10pt"/>
    </style:style>
    <style:style style:name="T20" style:family="text">
      <style:text-properties style:font-name="Liberation Mono" fo:font-size="10pt" officeooo:rsid="001d8a0b" style:font-size-asian="10pt" style:font-size-complex="10pt"/>
    </style:style>
    <style:style style:name="T21" style:family="text">
      <style:text-properties style:font-name="Liberation Mono" fo:font-size="10pt" officeooo:rsid="001f808d" style:font-size-asian="10pt" style:font-size-complex="10pt"/>
    </style:style>
    <style:style style:name="T22" style:family="text">
      <style:text-properties officeooo:rsid="001d8a0b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3</text:span># <text:span text:style-name="T1">Diseño visual aplicado</text:span></text:p>
      <text:p text:style-name="P1"/>
      <text:p text:style-name="P1">RESUMEN DE LO APRENDIDO EN CADA LECCIÓN!!!</text:p>
      <text:p text:style-name="P1"/>
      <text:p text:style-name="P1"><text:tab/>1.<text:span text:style-name="T1">3</text:span>- <text:span text:style-name="T1">Diseño visual aplicado</text:span></text:p>
      <text:p text:style-name="P1"><text:tab/><text:tab/><text:span text:style-name="T2">1.3.1. <text:s/>Crea un balance visual usando la propiedad text-align</text:span></text:p>
      <text:p text:style-name="P1"><text:tab/><text:tab/>_ </text:p>
      <text:p text:style-name="P1"/>
      <text:p text:style-name="P1"><text:tab/><text:tab/><text:span text:style-name="T2">1.3.2. <text:s/>Ajusta el ancho de un elemento utilizando la propiedad width</text:span></text:p>
      <text:p text:style-name="P1"><text:tab/><text:tab/>_ </text:p>
      <text:p text:style-name="P1"/>
      <text:p text:style-name="P1"><text:tab/><text:tab/><text:span text:style-name="T2">1.3.3. <text:s/>Ajusta la altura de un elemento utilizando la propiedad height</text:span></text:p>
      <text:p text:style-name="P1"><text:tab/><text:tab/>_ </text:p>
      <text:p text:style-name="P1"><text:tab/><text:tab/></text:p>
      <text:p text:style-name="P1"><text:tab/><text:tab/><text:span text:style-name="T2">1.3.4. <text:s/>Utiliza la etiqueta strong para poner el texto en negrita</text:span></text:p>
      <text:p text:style-name="P1"><text:tab/><text:tab/>_ </text:p>
      <text:p text:style-name="P1"/>
      <text:p text:style-name="P1"><text:tab/><text:tab/><text:span text:style-name="T3">1.3.5. <text:s/></text:span>Utiliza la etiqueta u para subrayar texto </text:p>
      <text:p text:style-name="P1"><text:tab/><text:tab/>_ </text:p>
      <text:p text:style-name="P1"/>
      <text:p text:style-name="P1"><text:tab/><text:tab/><text:span text:style-name="T3">1.3.6. <text:s/></text:span>Usa la etiqueta em para poner texto en cursiva </text:p>
      <text:p text:style-name="P1"><text:tab/><text:tab/>_ </text:p>
      <text:p text:style-name="P1"/>
      <text:p text:style-name="P1"><text:tab/><text:tab/><text:span text:style-name="T3">1.3.7. <text:s/></text:span>Usa la etiqueta s para tachar texto </text:p>
      <text:p text:style-name="P1"><text:tab/><text:tab/>_</text:p>
      <text:p text:style-name="P1"/>
      <text:p text:style-name="P1"><text:tab/><text:tab/><text:span text:style-name="T3">1.3.8. <text:s/></text:span>Crea una línea horizontal usando el elemento hr </text:p>
      <text:p text:style-name="P1"><text:tab/><text:tab/>_ </text:p>
      <text:p text:style-name="P1"/>
      <text:p text:style-name="P1"><text:tab/><text:tab/><text:span text:style-name="T3">1.3.9. <text:s/></text:span>Ajusta la propiedad background-color del texto </text:p>
      <text:p text:style-name="P1"><text:tab/><text:tab/>_</text:p>
      <text:p text:style-name="P1"/>
      <text:p text:style-name="P1"><text:tab/><text:tab/><text:span text:style-name="T3">1.3.10. </text:span>Ajusta el tamaño de un título contra una etiqueta de párrafo</text:p>
      <text:p text:style-name="P1"><text:tab/><text:tab/>_ </text:p>
      <text:p text:style-name="P1"/>
      <text:p text:style-name="P1"><text:tab/><text:tab/><text:span text:style-name="T3">1.3.11. </text:span>Agrega box-shadow a un elemento tipo tarjeta </text:p>
      <text:p text:style-name="P1"><text:tab/><text:tab/>_ </text:p>
      <text:p text:style-name="P1"/>
      <text:p text:style-name="P1"><text:tab/><text:tab/><text:span text:style-name="T9">1.3.12. </text:span>Disminuir la opacidad de un elemento </text:p>
      <text:p text:style-name="P1"><text:tab/><text:tab/>_ </text:p>
      <text:p text:style-name="P1"><text:tab/><text:tab/></text:p>
      <text:p text:style-name="P1"><text:tab/><text:tab/><text:span text:style-name="T9">1.3.13. </text:span><text:bookmark text:name="use-the-text-transform-property-to-make-text-uppercase"/>Usa la propiedad text-transform para hacer el texto mayúsculas</text:p>
      <text:p text:style-name="P1"><text:tab/><text:tab/>_ </text:p>
      <text:p text:style-name="P1"><text:tab/><text:tab/></text:p>
      <text:p text:style-name="P1"><text:tab/><text:tab/><text:span text:style-name="T9">1.3.14.</text:span> <text:bookmark text:name="set-the-font-size-for-multiple-heading-elements"/>Establece el tamaño de fuente para varios elementos de títulos</text:p>
      <text:p text:style-name="P1"><text:bookmark text:name="set-the-font-weight-for-multiple-heading-elements"/><text:tab/><text:tab/>_ </text:p>
      <text:p text:style-name="P1"/>
      <text:p text:style-name="P1"><text:tab/><text:tab/><text:span text:style-name="T9">1.3.15. </text:span>Establece el font-weight para varios elementos de títulos </text:p>
      <text:p text:style-name="P1"><text:tab/><text:tab/>_ </text:p>
      <text:p text:style-name="P1"><text:tab/><text:tab/></text:p>
      <text:p text:style-name="P2"><text:tab/><text:tab/><text:span text:style-name="T9">1.3.16. </text:span>Establece el tamaño de fuente del texto del párrafo</text:p>
      <text:p text:style-name="P2"><text:tab/><text:tab/>_ <text:s/></text:p>
      <text:p text:style-name="P2"/>
      <text:p text:style-name="Preformatted_20_Text"><text:tab/><text:tab/><text:span text:style-name="T9">1.3.17. </text:span>Establece la line-height de los párrafos </text:p>
      <text:p text:style-name="Preformatted_20_Text"><text:tab/><text:tab/>_ </text:p>
      <text:p text:style-name="Preformatted_20_Text"/>
      <text:p text:style-name="Preformatted_20_Text"><text:tab/><text:tab/><text:span text:style-name="T9">1.3.18. </text:span>Ajusta el hover de una etiqueta anchor </text:p>
      <text:p text:style-name="Preformatted_20_Text"><text:tab/><text:tab/>_ </text:p>
      <text:p text:style-name="Preformatted_20_Text"/>
      <text:p text:style-name="Preformatted_20_Text"><text:soft-page-break/><text:tab/><text:tab/><text:span text:style-name="T10">1.3.19. </text:span>Cambia la posición relativa de un elemento </text:p>
      <text:p text:style-name="Preformatted_20_Text"><text:tab/><text:tab/>_ </text:p>
      <text:p text:style-name="Preformatted_20_Text"/>
      <text:p text:style-name="Preformatted_20_Text"><text:tab/><text:tab/><text:span text:style-name="T10">1.3.20. </text:span>Mueve un elemento posicionado relativamente con desplazamientos de CSS </text:p>
      <text:p text:style-name="Preformatted_20_Text"><text:tab/><text:tab/>_ </text:p>
      <text:p text:style-name="Preformatted_20_Text"/>
      <text:p text:style-name="Preformatted_20_Text"><text:tab/><text:tab/><text:span text:style-name="T10">1.3.21. </text:span>Bloquea un elemento con relación a su padre con el posicionamiento absoluto </text:p>
      <text:p text:style-name="Preformatted_20_Text"><text:tab/><text:tab/>_ </text:p>
      <text:p text:style-name="Preformatted_20_Text"/>
      <text:p text:style-name="Preformatted_20_Text"><text:span text:style-name="T11"><text:tab/><text:tab/></text:span>1.3.22. Bloquea un elemento a la ventana del navegador con el posicionamiento fijo </text:p>
      <text:p text:style-name="Preformatted_20_Text"><text:tab/><text:tab/>_ </text:p>
      <text:p text:style-name="Preformatted_20_Text"/>
      <text:p text:style-name="Preformatted_20_Text"><text:tab/><text:tab/><text:span text:style-name="T15">1.3.23. Empuja elementos hacia la izquierda o hacia la derecha con la propiedad float </text:span></text:p>
      <text:p text:style-name="P3"><text:tab/><text:tab/>_ </text:p>
      <text:p text:style-name="P3"/>
      <text:p text:style-name="P3"><text:tab/><text:tab/><text:span text:style-name="T14">1.3.24. Cambia la posición de los elementos superpuestos con la propiedad z-index</text:span></text:p>
      <text:p text:style-name="P3"><text:span text:style-name="T14"><text:tab/><text:tab/>_ </text:span></text:p>
      <text:p text:style-name="P3"><text:span text:style-name="T14"/></text:p>
      <text:p text:style-name="P4"><text:span text:style-name="T15"><text:tab/><text:tab/></text:span><text:span text:style-name="T16">1.3.25. </text:span><text:span text:style-name="T15">Centra un elemento horizontalmente usando la propiedad margin</text:span></text:p>
      <text:p text:style-name="P6"><text:tab/><text:tab/>_ <text:s/></text:p>
      <text:p text:style-name="P5"><text:span text:style-name="T13"/></text:p>
      <text:p text:style-name="P4"><text:tab/><text:tab/><text:span text:style-name="T15">1.3.26. Aprende sobre colores complementarios <text:s/></text:span></text:p>
      <text:p text:style-name="P4"><text:span text:style-name="T15"><text:tab/><text:tab/>_ <text:s/></text:span></text:p>
      <text:p text:style-name="P4"><text:a xlink:type="simple" xlink:href="https://www.freecodecamp.org/espanol/learn/responsive-web-design/applied-visual-design/set-the-font-weight-for-multiple-heading-elements" text:style-name="Internet_20_link" text:visited-style-name="Visited_20_Internet_20_Link"><text:span text:style-name="T8"/></text:a></text:p>
      <text:p text:style-name="P4"><text:span text:style-name="T7"><text:tab/><text:tab/>1.3.27. </text:span><text:span text:style-name="T15">Aprende sobre colores terciarios</text:span></text:p>
      <text:p text:style-name="P4"><text:span text:style-name="T15"><text:tab/><text:tab/>_ </text:span></text:p>
      <text:p text:style-name="P4"><text:span text:style-name="T15"/></text:p>
      <text:p text:style-name="P4"><text:span text:style-name="T15"><text:tab/><text:tab/></text:span><text:span text:style-name="T16">1.3.28. </text:span><text:span text:style-name="T15">Adjustar los colores de varios elementos para colores complementarios </text:span></text:p>
      <text:p text:style-name="P4"><text:span text:style-name="T15"><text:tab/><text:tab/>_</text:span></text:p>
      <text:p text:style-name="P4"><text:span text:style-name="T15"/></text:p>
      <text:p text:style-name="P4"><text:span text:style-name="T15"><text:tab/><text:tab/></text:span><text:span text:style-name="T17">1.3.29.</text:span><text:span text:style-name="T15"> Ajusta el matiz de un color </text:span></text:p>
      <text:p text:style-name="P4"><text:span text:style-name="T15"><text:tab/><text:tab/>_ </text:span></text:p>
      <text:p text:style-name="P4"><text:span text:style-name="T15"/></text:p>
      <text:p text:style-name="P4"><text:span text:style-name="T15"><text:tab/><text:tab/></text:span><text:span text:style-name="T17">1.3.30.</text:span><text:span text:style-name="T15"> Ajusta el tono de un color </text:span></text:p>
      <text:p text:style-name="P4"><text:span text:style-name="T15"><text:tab/><text:tab/>_ </text:span></text:p>
      <text:p text:style-name="P4"><text:span text:style-name="T15"/></text:p>
      <text:p text:style-name="P4"><text:span text:style-name="T15"><text:tab/><text:tab/></text:span><text:span text:style-name="T17">1.3.31. </text:span><text:span text:style-name="T15">Crea un gradiente lineal de CSS gradual </text:span></text:p>
      <text:p text:style-name="P4"><text:span text:style-name="T15"><text:tab/><text:tab/>_ </text:span></text:p>
      <text:p text:style-name="P4"><text:span text:style-name="T15"/></text:p>
      <text:p text:style-name="P4"><text:span text:style-name="T15"><text:tab/><text:tab/></text:span><text:span text:style-name="T17">1.3.32. </text:span><text:span text:style-name="T15">Utiliza un degradado lineal CSS para crear un elemento rayado </text:span></text:p>
      <text:p text:style-name="P4"><text:span text:style-name="T15"><text:tab/><text:tab/>_ </text:span></text:p>
      <text:p text:style-name="P4"><text:span text:style-name="T15"/></text:p>
      <text:p text:style-name="P4"><text:span text:style-name="T15"><text:tab/><text:tab/></text:span><text:span text:style-name="T17">1.3.33. </text:span><text:span text:style-name="T15">Crea textura agregando un patrón sutil como imagen de fondo </text:span></text:p>
      <text:p text:style-name="P4"><text:span text:style-name="T15"><text:tab/><text:tab/>_ </text:span></text:p>
      <text:p text:style-name="P4"><text:span text:style-name="T15"/></text:p>
      <text:p text:style-name="P4"><text:span text:style-name="T15"><text:tab/><text:tab/></text:span><text:span text:style-name="T17">1.3.34. </text:span><text:span text:style-name="T15">Utiliza la propiedad de escala de transformación CSS para cambiar el tamaño de un elemento </text:span></text:p>
      <text:p text:style-name="P4"><text:span text:style-name="T17"><text:tab/><text:tab/>_ </text:span></text:p>
      <text:p text:style-name="P4"><text:span text:style-name="T17"/></text:p>
      <text:p text:style-name="P4"><text:span text:style-name="T17"><text:tab/><text:tab/></text:span><text:span text:style-name="T18">1.3.35. </text:span><text:span text:style-name="T15">Utiliza la propiedad de escala de transformación CSS para escalar un elemento al desplazarse </text:span></text:p>
      <text:p text:style-name="P4"><text:span text:style-name="T15"><text:tab/><text:tab/>_ </text:span></text:p>
      <text:p text:style-name="P4"><text:span text:style-name="T15"/></text:p>
      <text:p text:style-name="P4"><text:soft-page-break/><text:span text:style-name="T15"><text:tab/><text:tab/></text:span><text:span text:style-name="T18">1.3.36. </text:span><text:span text:style-name="T15">Utiliza la propiedad de transformación CSS skewX para inclinar un elemento a lo largo del eje X </text:span></text:p>
      <text:p text:style-name="P4"><text:span text:style-name="T15"><text:tab/><text:tab/>_ </text:span></text:p>
      <text:p text:style-name="P4"><text:span text:style-name="T15"/></text:p>
      <text:p text:style-name="P4"><text:span text:style-name="T15"><text:tab/><text:tab/></text:span><text:span text:style-name="T18">1.3.37. </text:span><text:span text:style-name="T15">Utiliza la propiedad de transformación CSS skewY para inclinar un elemento a lo largo del eje Y <text:s/></text:span></text:p>
      <text:p text:style-name="P4"><text:span text:style-name="T15"><text:tab/><text:tab/>_ </text:span></text:p>
      <text:p text:style-name="P4"><text:span text:style-name="T15"/></text:p>
      <text:p text:style-name="P4"><text:span text:style-name="T15"><text:tab/><text:tab/></text:span><text:span text:style-name="T18">1.3.38. </text:span><text:span text:style-name="T15">Crea un gráfico usando CSS </text:span></text:p>
      <text:p text:style-name="P4"><text:span text:style-name="T15"><text:tab/><text:tab/>_ </text:span></text:p>
      <text:p text:style-name="P4"><text:span text:style-name="T15"/></text:p>
      <text:p text:style-name="P4"><text:span text:style-name="T15"><text:tab/><text:tab/></text:span><text:span text:style-name="T19">1.3.39. </text:span><text:span text:style-name="T15">Crea una forma más compleja usando CSS y HTML</text:span><text:span text:style-name="T19"> <text:s/></text:span></text:p>
      <text:p text:style-name="P4"><text:span text:style-name="T19"><text:tab/><text:tab/>_ </text:span></text:p>
      <text:p text:style-name="P4"><text:span text:style-name="T19"/></text:p>
      <text:p text:style-name="P4"><text:span text:style-name="T19"><text:tab/><text:tab/>1.3.40. </text:span><text:span text:style-name="T15">Aprende como funcionan las propiedades de CSS @keyframes y animación </text:span></text:p>
      <text:p text:style-name="P7"><text:tab/><text:tab/>_ </text:p>
      <text:p text:style-name="P7"><text:tab/><text:tab/></text:p>
      <text:p text:style-name="P4"><text:span text:style-name="T15"><text:tab/><text:tab/></text:span><text:span text:style-name="T19">1.3.41. </text:span><text:span text:style-name="T15">Usa animación CSS para cambiar el estado del desplazamiento de un botón </text:span></text:p>
      <text:p text:style-name="P4"><text:span text:style-name="T15"><text:tab/><text:tab/>_ </text:span></text:p>
      <text:p text:style-name="P4"><text:span text:style-name="T15"><text:tab/><text:tab/></text:span></text:p>
      <text:p text:style-name="P4"><text:span text:style-name="T15"><text:tab/><text:tab/></text:span><text:span text:style-name="T19">1.3.42. </text:span><text:span text:style-name="T15">Modifica el modo de relleno de una animación (animation-fill-mode) </text:span></text:p>
      <text:p text:style-name="P4"><text:span text:style-name="T19"><text:tab/><text:tab/>_ </text:span></text:p>
      <text:p text:style-name="P4"><text:span text:style-name="T19"><text:tab/><text:tab/></text:span></text:p>
      <text:p text:style-name="P4"><text:span text:style-name="T19"><text:tab/><text:tab/>1.3.43. </text:span><text:span text:style-name="T15">Crear movimiento usando animación CSS </text:span></text:p>
      <text:p text:style-name="P4"><text:span text:style-name="T15"><text:tab/><text:tab/>_ </text:span></text:p>
      <text:p text:style-name="P4"><text:span text:style-name="T15"><text:tab/></text:span></text:p>
      <text:p text:style-name="P4"><text:span text:style-name="T15"><text:tab/><text:tab/></text:span><text:span text:style-name="T19">1.3.44. </text:span><text:span text:style-name="T15">Crear dirección visual desvaneciendo un elemento de izquierda a derecha </text:span></text:p>
      <text:p text:style-name="P4"><text:span text:style-name="T15"><text:tab/><text:tab/>_ </text:span></text:p>
      <text:p text:style-name="P4"><text:span text:style-name="T15"/></text:p>
      <text:p text:style-name="P4"><text:span text:style-name="T15"><text:tab/><text:tab/></text:span><text:span text:style-name="T19">1.3.45. </text:span><text:span text:style-name="T15">Animar los elementos continuamente utilizando un contador de animaciones infinitas </text:span></text:p>
      <text:p text:style-name="P4"><text:span text:style-name="T19"><text:tab/><text:tab/>_ </text:span></text:p>
      <text:p text:style-name="P4"><text:span text:style-name="T19"/></text:p>
      <text:p text:style-name="P4"><text:span text:style-name="T19"><text:tab/><text:tab/></text:span><text:span text:style-name="T20">1.3.46. </text:span><text:span text:style-name="T15">Haz latir un corazón con CSS usando un recuento de animación infinita </text:span></text:p>
      <text:p text:style-name="P4"><text:span text:style-name="T15"><text:tab/><text:tab/>_ </text:span></text:p>
      <text:p text:style-name="P4"><text:span text:style-name="T15"><text:tab/><text:tab/></text:span></text:p>
      <text:p text:style-name="P4"><text:span text:style-name="T15"><text:tab/><text:tab/></text:span><text:span text:style-name="T20">1.3.47. </text:span><text:span text:style-name="T15">Elementos animados con fluctuaciones </text:span></text:p>
      <text:p text:style-name="P4"><text:span text:style-name="T15"><text:tab/><text:tab/>_ </text:span></text:p>
      <text:p text:style-name="P4"><text:span text:style-name="T15"/></text:p>
      <text:p text:style-name="P8"><text:tab/><text:tab/>1.3.48. Animar múltiples elementos con ritmos diferentes</text:p>
      <text:p text:style-name="P8"><text:tab/><text:tab/>_ </text:p>
      <text:p text:style-name="P8"/>
      <text:p text:style-name="P9"><text:span text:style-name="T15"><text:tab/><text:tab/></text:span><text:span text:style-name="T20">1.3.49. </text:span><text:span text:style-name="T15">Cambia la duración de las animaciones con palabras clave <text:s/></text:span></text:p>
      <text:p text:style-name="P9"><text:span text:style-name="T15"><text:tab/><text:tab/>_ </text:span></text:p>
      <text:p text:style-name="P9"><text:span text:style-name="T15"/></text:p>
      <text:p text:style-name="P9"><text:span text:style-name="T15"><text:tab/><text:tab/></text:span><text:span text:style-name="T20">1.3.50. </text:span><text:span text:style-name="T15">Descubre como funcionan las curvas de Bezier</text:span></text:p>
      <text:p text:style-name="P9"><text:span text:style-name="T15"><text:tab/><text:tab/>_ </text:span></text:p>
      <text:p text:style-name="P9"><text:span text:style-name="T15"/></text:p>
      <text:p text:style-name="P9"><text:span text:style-name="T15"><text:tab/><text:tab/></text:span><text:span text:style-name="T20">1.3.51. </text:span><text:span text:style-name="T15">Usa una curva de Bezier para mover un gráfico </text:span></text:p>
      <text:p text:style-name="P9"><text:span text:style-name="T20"><text:tab/><text:tab/>_ </text:span></text:p>
      <text:p text:style-name="P9"><text:span text:style-name="T20"/></text:p>
      <text:p text:style-name="P9"><text:span text:style-name="T20"><text:tab/><text:tab/></text:span><text:span text:style-name="T21">1.3.52.</text:span><text:span text:style-name="T15"> Haz que el movimiento sea más natural usando una curva de Bezier </text:span></text:p>
      <text:p text:style-name="P9"><text:span text:style-name="T15"><text:tab/><text:tab/>_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Roboto Mono" svg:font-family="'Roboto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9T18:55:55.704000000</meta:creation-date>
    <meta:generator>LibreOffice/7.1.0.3$Windows_X86_64 LibreOffice_project/f6099ecf3d29644b5008cc8f48f42f4a40986e4c</meta:generator>
    <dc:date>2021-02-19T20:33:29.253000000</dc:date>
    <meta:editing-duration>PT4M36S</meta:editing-duration>
    <meta:editing-cycles>2</meta:editing-cycles>
    <meta:document-statistic meta:table-count="0" meta:image-count="0" meta:object-count="0" meta:page-count="3" meta:paragraph-count="116" meta:word-count="587" meta:character-count="3802" meta:non-whitespace-character-count="2992"/>
  </office:meta>
</office:document-meta>
</file>